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cm" fo:min-width="1.18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4cm" fo:min-width="2.0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1cm" fo:min-width="1.1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cm" fo:min-width="1.188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4cm" fo:min-width="2.035cm"/>
    </style:style>
    <style:style style:name="gr8" style:family="graphic" style:parent-style-name="objectwithoutfill">
      <style:graphic-properties svg:stroke-width="0.106cm" svg:stroke-color="#00458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729fcf" fo:font-size="54pt"/>
    </style:style>
    <style:style style:name="P3" style:family="paragraph">
      <style:text-properties fo:color="#ffffff"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  <style:text-properties fo:color="#ffffff" fo:font-size="44pt" fo:font-weight="bold" style:font-size-asian="44pt" style:font-weight-asian="bold" style:font-size-complex="44pt" style:font-weight-complex="bold"/>
    </style:style>
    <style:style style:name="T1" style:family="text">
      <style:text-properties style:font-size-asian="26pt" style:font-size-complex="26pt"/>
    </style:style>
    <style:style style:name="T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style:text-position="sub 58%" fo:font-size="44pt" fo:font-weight="bold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2.988cm" svg:height="3.103cm" svg:x="7.1cm" svg:y="19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36cm" svg:height="2.385cm" svg:x="10.26cm" svg:y="20.266cm">
          <draw:text-box>
            <text:p text:style-name="P2"><text:span text:style-name="T1">…</text:span>.</text:p>
          </draw:text-box>
        </draw:frame>
        <draw:frame draw:style-name="gr3" draw:text-style-name="P3" draw:layer="layout" svg:width="2.458cm" svg:height="2.964cm" svg:x="7.63cm" svg:y="20.042cm">
          <draw:text-box>
            <text:p text:style-name="P3"><text:span text:style-name="T2">M</text:span><text:span text:style-name="T3">1</text:span></text:p>
          </draw:text-box>
        </draw:frame>
        <draw:frame draw:style-name="gr4" draw:text-style-name="P2" draw:layer="layout" svg:width="2.936cm" svg:height="2.385cm" svg:x="15.145cm" svg:y="20.151cm">
          <draw:text-box>
            <text:p text:style-name="P2"><text:span text:style-name="T1">…</text:span>.</text:p>
          </draw:text-box>
        </draw:frame>
        <draw:frame draw:style-name="gr5" draw:text-style-name="P2" draw:layer="layout" svg:width="2.936cm" svg:height="2.385cm" svg:x="19.741cm" svg:y="20.152cm">
          <draw:text-box>
            <text:p text:style-name="P2"><text:span text:style-name="T1">…</text:span>.</text:p>
          </draw:text-box>
        </draw:frame>
        <draw:frame draw:style-name="gr2" draw:text-style-name="P2" draw:layer="layout" svg:width="2.936cm" svg:height="2.385cm" svg:x="24.913cm" svg:y="20.152cm">
          <draw:text-box>
            <text:p text:style-name="P2"><text:span text:style-name="T1">…</text:span>.</text:p>
          </draw:text-box>
        </draw:frame>
        <draw:custom-shape draw:style-name="gr6" draw:text-style-name="P4" xml:id="id1" draw:id="id1" draw:layer="layout" svg:width="10.688cm" svg:height="2.873cm" svg:x="10.892cm" svg:y="14.9cm">
          <text:p text:style-name="P4"><text:span text:style-name="T2">Meta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88cm" svg:height="3.103cm" svg:x="12.042cm" svg:y="19.7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2.988cm" svg:height="3.103cm" svg:x="16.87cm" svg:y="19.7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413cm" svg:height="2.964cm" svg:x="17.399cm" svg:y="20.143cm">
          <draw:text-box>
            <text:p text:style-name="P3"><text:span text:style-name="T2">M</text:span><text:span text:style-name="T3">3</text:span></text:p>
          </draw:text-box>
        </draw:frame>
        <draw:custom-shape draw:style-name="gr1" draw:text-style-name="P1" xml:id="id3" draw:id="id3" draw:layer="layout" svg:width="2.988cm" svg:height="3.103cm" svg:x="12.043cm" svg:y="19.7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4.413cm" svg:height="2.964cm" svg:x="12.573cm" svg:y="20.043cm">
          <draw:text-box>
            <text:p text:style-name="P3"><text:span text:style-name="T2">M</text:span><text:span text:style-name="T3">2</text:span></text:p>
          </draw:text-box>
        </draw:frame>
        <draw:custom-shape draw:style-name="gr1" draw:text-style-name="P1" xml:id="id5" draw:id="id5" draw:layer="layout" svg:width="2.988cm" svg:height="3.103cm" svg:x="21.581cm" svg:y="19.7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413cm" svg:height="2.964cm" svg:x="22.211cm" svg:y="20.043cm">
          <draw:text-box>
            <text:p text:style-name="P3"><text:span text:style-name="T2">M</text:span><text:span text:style-name="T3">4</text:span></text:p>
          </draw:text-box>
        </draw:frame>
        <draw:connector draw:style-name="gr8" draw:text-style-name="P1" draw:layer="layout" draw:type="line" svg:x1="16.236cm" svg:y1="17.773cm" svg:x2="8.594cm" svg:y2="19.784cm" draw:start-shape="id1" draw:start-glue-point="2" draw:end-shape="id2" draw:end-glue-point="0" svg:d="M16236 17773l-7642 2011" svg:viewBox="0 0 7643 2012">
          <text:p/>
        </draw:connector>
        <draw:connector draw:style-name="gr8" draw:text-style-name="P1" draw:layer="layout" draw:type="line" svg:x1="16.267cm" svg:y1="17.759cm" svg:x2="13.537cm" svg:y2="19.785cm" draw:end-shape="id3" svg:d="M16267 17759l-2730 2026" svg:viewBox="0 0 2731 2027">
          <text:p/>
        </draw:connector>
        <draw:connector draw:style-name="gr8" draw:text-style-name="P1" draw:layer="layout" draw:type="line" svg:x1="16.298cm" svg:y1="17.729cm" svg:x2="18.364cm" svg:y2="19.785cm" draw:end-shape="id4" svg:d="M16298 17729l2066 2056" svg:viewBox="0 0 2067 2057">
          <text:p/>
        </draw:connector>
        <draw:connector draw:style-name="gr8" draw:text-style-name="P1" draw:layer="layout" draw:type="line" svg:x1="16.298cm" svg:y1="17.729cm" svg:x2="23.075cm" svg:y2="19.785cm" draw:end-shape="id5" svg:d="M16298 17729l6777 2056" svg:viewBox="0 0 6778 2057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8cm" fo:page-height="4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21:26:00.332549149</meta:creation-date>
    <dc:date>2016-03-09T04:16:33.283435050</dc:date>
    <meta:editing-duration>PT3H22M25S</meta:editing-duration>
    <meta:editing-cycles>16</meta:editing-cycles>
    <meta:generator>LibreOffice/4.2.8.2$Linux_X86_64 LibreOffice_project/420m0$Build-2</meta:generator>
    <meta:document-statistic meta:object-count="41"/>
  </office:meta>
</office:document-meta>
</file>